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ày 3/8</text:p>
      <text:p text:style-name="Standard">Báo cáo tiến độ lần 4</text:p>
      <text:p text:style-name="Standard"/>
      <text:p text:style-name="Standard">Nội dung: </text:p>
      <text:p text:style-name="Standard">Công việc đã thực hiện:</text:p>
      <text:p text:style-name="Standard">- Hoàn thành tính năng gửi tin nhắn (tính năng gửi qua gcm server).</text:p>
      <text:p text:style-name="Standard">- Hoàn thành tính năng đăng nhập, đăng kí mới.</text:p>
      <text:p text:style-name="Standard">- Hoàn thành tính tăng tìm bạn, gửi tin nhắn yêu cầu.</text:p>
      <text:p text:style-name="Standard"/>
      <text:p text:style-name="Standard">Công việc thực hiện kế tiếp:</text:p>
      <text:p text:style-name="Standard">- Thực hiện tính năng cài đặt.</text:p>
      <text:p text:style-name="Standard">- Cải thiện chất lượng tìm đường.</text:p>
      <text:p text:style-name="Standard">- Cải thiện giao diện.</text:p>
      <text:p text:style-name="Standard">- Sửa các lỗi truy vấn gửi nhận yêu cầu.</text:p>
      <text:p text:style-name="Standard"/>
      <text:p text:style-name="Standard">File cài đặt ứng dụ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8-14T08:36:23</meta:creation-date>
    <dc:date>2014-08-14T08:38:35</dc:date>
    <dc:creator>quocvu </dc:creator>
    <meta:editing-duration>P0D</meta:editing-duration>
    <meta:editing-cycles>1</meta:editing-cycles>
    <meta:document-statistic meta:table-count="0" meta:image-count="0" meta:object-count="0" meta:page-count="1" meta:paragraph-count="13" meta:word-count="91" meta:character-count="403" meta:non-whitespace-character-count="324"/>
    <meta:generator>LibreOffice/3.5$Linux_X86_64 LibreOffice_project/350m1$Build-2</meta:generator>
  </office:meta>
</office:document-meta>
</file>